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e1f" officeooo:paragraph-rsid="00107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rislav Sorokin, [22.07.21 17:36]</text:p>
      <text:p text:style-name="Standard">From: =?UTF-8?B?0K/QvdC00LXQutGB?= &lt;hello@yandex.ru&gt;</text:p>
      <text:p text:style-name="Standard">MIME-Version: 1.0</text:p>
      <text:p text:style-name="Standard">Subject: =?UTF-8?B?0KMg0LLQsNGBINC90L7QstCw0Y8g0K/QvdC00LXQutGBLtCf0L7Rh9GC?=</text:p>
      <text:p text:style-name="Standard"><text:s/>=?UTF-8?B?0LAh?=</text:p>
      <text:p text:style-name="Standard">Content-Type: multipart/alternative;</text:p>
      <text:p text:style-name="Standard"><text:s/>boundary="------------060101030301030100080200"</text:p>
      <text:p text:style-name="Standard"/>
      <text:p text:style-name="Standard">This is a multi-part message in MIME format.</text:p>
      <text:p text:style-name="Standard">--------------060101030301030100080200</text:p>
      <text:p text:style-name="Standard">Content-Type: text/plain; charset=UTF-8; format=flowed</text:p>
      <text:p text:style-name="Standard">Content-Transfer-Encoding: 8bit</text:p>
      <text:p text:style-name="Standard"/>
      <text:p text:style-name="Standard">Добро пожаловать в новую Почту!</text:p>
      <text:p text:style-name="Standard"/>
      <text:p text:style-name="Standard">Вы заметили, насколько быстро открылось это письмо? Скорость — основное </text:p>
      <text:p text:style-name="Standard">преимущество новой Почты.</text:p>
      <text:p text:style-name="Standard"/>
      <text:p text:style-name="Standard">Кроме того, ваш почтовый ящик может выглядеть так, как нравится именно </text:p>
      <text:p text:style-name="Standard">вам, благодаря темам оформления </text:p>
      <text:p text:style-name="Standard">&lt;http://mail.yandex.ru/neo2/#setup/interface&gt;. Вы можете найти тему </text:p>
      <text:p text:style-name="Standard">на свой вкус: от забавной «Детской» до строгой минималистичной.</text:p>
      <text:p text:style-name="Standard"/>
      <text:p text:style-name="Standard"><text:s text:c="2"/></text:p>
      <text:p text:style-name="Standard"/>
      <text:p text:style-name="Standard">Разумеется, мы сохранили всё основное, к чему вы привыкли в старой </text:p>
      <text:p text:style-name="Standard">Почте. А если вам вдруг всё же не хватает чего-то важного — </text:p>
      <text:p text:style-name="Standard">не волнуйтесь, новая Почта развивается очень быстро. Следите </text:p>
      <text:p text:style-name="Standard">за обновлениями в блоге Почты &lt;http://mail-blog.ya.ru/&gt;.</text:p>
      <text:p text:style-name="Standard"/>
      <text:p text:style-name="Standard">Если у вас появятся вопросы — напишите нам. Ссылка «Обратная связь» </text:p>
      <text:p text:style-name="Standard">находится внизу страницы. Вернуться в старую версию Почты вы можете </text:p>
      <text:p text:style-name="Standard">в любой момент, на странице Настройки </text:p>
      <text:p text:style-name="Standard">&lt;http://mail.yandex.ru/neo2/#setup/interface&gt;.</text:p>
      <text:p text:style-name="Standard"/>
      <text:p text:style-name="Standard">А сейчас попробуйте перейти в другую папку или воспользоваться поиском </text:p>
      <text:p text:style-name="Standard">по письмам — все действия происходят практически мгновенно!</text:p>
      <text:p text:style-name="Standard"/>
      <text:p text:style-name="Standard"/>
      <text:p text:style-name="Standard">/Команда Яндекс.Почты/</text:p>
      <text:p text:style-name="Standard"/>
      <text:p text:style-name="Standard"/>
      <text:p text:style-name="Standard">--------------060101030301030100080200</text:p>
      <text:p text:style-name="Standard">Content-Type: multipart/related;</text:p>
      <text:p text:style-name="Standard"><text:s/>boundary="------------060101020003070206090208"</text:p>
      <text:p text:style-name="Standard"/>
      <text:p text:style-name="Standard"/>
      <text:p text:style-name="Standard">--------------060101020003070206090208</text:p>
      <text:p text:style-name="Standard">Content-Type: text/html; charset=UTF-8</text:p>
      <text:p text:style-name="Standard">Content-Transfer-Encoding: 8bit</text:p>
      <text:p text:style-name="Standard"/>
      <text:p text:style-name="Standard"><text:soft-page-break/>&lt;!DOCTYPE HTML PUBLIC "-//W3C//DTD HTML 4.01 Transitional//EN"&gt;</text:p>
      <text:p text:style-name="Standard">&lt;html&gt;</text:p>
      <text:p text:style-name="Standard"><text:s text:c="2"/>&lt;head&gt;</text:p>
      <text:p text:style-name="Standard"><text:s text:c="4"/>&lt;meta http-equiv="content-type" content="text/html; charset=UTF-8"&gt;</text:p>
      <text:p text:style-name="Standard"><text:s text:c="2"/>&lt;/head&gt;</text:p>
      <text:p text:style-name="Standard"><text:s text:c="2"/>&lt;body text="#000000" bgcolor="#ffffff"&gt;</text:p>
      <text:p text:style-name="Standard"><text:s text:c="4"/>&lt;table color="#000" style="font: 1em/1.4em Arial,sans-serif;"</text:p>
      <text:p text:style-name="Standard"><text:s text:c="6"/>width="100%" bgcolor="#ffffff" border="0" cellpadding="0"</text:p>
      <text:p text:style-name="Standard"><text:s text:c="6"/>cellspacing="0"&gt;</text:p>
      <text:p text:style-name="Standard"><text:s text:c="6"/>&lt;tbody&gt;</text:p>
      <text:p text:style-name="Standard"><text:s text:c="8"/>&lt;tr&gt;</text:p>
      <text:p text:style-name="Standard"><text:s text:c="10"/>&lt;td valign="top"&gt;</text:p>
      <text:p text:style-name="Standard"><text:s text:c="12"/>&lt;table style="font: 1em/1.4em Arial,sans-serif;"</text:p>
      <text:p text:style-name="Standard"><text:s text:c="14"/>width="100%" border="0" cellpadding="0" cellspacing="0"&gt;</text:p>
      <text:p text:style-name="Standard"><text:s text:c="14"/>&lt;tbody&gt;</text:p>
      <text:p text:style-name="Standard"><text:s text:c="16"/>&lt;tr&gt;</text:p>
      <text:p text:style-name="Standard"><text:s text:c="18"/>&lt;td valign="top"&gt;</text:p>
      <text:p text:style-name="Standard"><text:s text:c="20"/>&lt;p&gt;Добро пожаловать в новую Почту! &lt;/p&gt;</text:p>
      <text:p text:style-name="Standard"><text:s text:c="20"/>&lt;p&gt;Вы заметили, насколько быстро открылось это</text:p>
      <text:p text:style-name="Standard"><text:s text:c="22"/>письмо? Скорость — основное преимущество новой</text:p>
      <text:p text:style-name="Standard"><text:s text:c="22"/>Почты.&lt;/p&gt;</text:p>
      <text:p text:style-name="Standard"><text:s text:c="20"/>&lt;p&gt;Кроме того, ваш почтовый ящик может выглядеть</text:p>
      <text:p text:style-name="Standard"><text:s text:c="22"/>так, как нравится именно вам, благодаря &lt;a</text:p>
      <text:p text:style-name="Standard"><text:s text:c="24"/>href="http://mail.yandex.ru/neo2/#setup/interface"</text:p>
      <text:p text:style-name="Standard"><text:s text:c="24"/>target="_new"&gt;темам оформления&lt;/a&gt;. Вы можете</text:p>
      <text:p text:style-name="Standard"><text:s text:c="22"/>найти тему на свой вкус: от забавной «Детской»</text:p>
      <text:p text:style-name="Standard"><text:s text:c="22"/>до строгой минималистичной.&lt;/p&gt;</text:p>
      <text:p text:style-name="Standard"><text:s text:c="18"/>&lt;/td&gt;</text:p>
      <text:p text:style-name="Standard"><text:s text:c="18"/>&lt;td valign="top"&gt;&lt;img</text:p>
      <text:p text:style-name="Standard"><text:s text:c="22"/>src="cid:part1.04020701.05090508@yandex-team.ru"</text:p>
      <text:p text:style-name="Standard"><text:s text:c="22"/>alt="" width="297" height="228"&gt;&lt;/td&gt;</text:p>
      <text:p text:style-name="Standard"><text:s text:c="16"/>&lt;/tr&gt;</text:p>
      <text:p text:style-name="Standard"><text:s text:c="14"/>&lt;/tbody&gt;</text:p>
      <text:p text:style-name="Standard"><text:s text:c="12"/>&lt;/table&gt;</text:p>
      <text:p text:style-name="Standard"><text:s text:c="12"/>&lt;p&gt;Разумеется, мы сохранили всё основное, к чему вы привыкли</text:p>
      <text:p text:style-name="Standard"><text:s text:c="14"/>в старой Почте. А если вам вдруг всё же не хватает чего-то</text:p>
      <text:p text:style-name="Standard"><text:s text:c="14"/>важного — не волнуйтесь, новая Почта развивается очень</text:p>
      <text:p text:style-name="Standard"><text:s text:c="14"/>быстро. Следите за обновлениями &lt;a</text:p>
      <text:p text:style-name="Standard"><text:s text:c="16"/>href="http://mail-blog.ya.ru/" target="_new"&gt;в блоге</text:p>
      <text:p text:style-name="Standard"><text:s text:c="16"/>Почты&lt;/a&gt;.&lt;/p&gt;</text:p>
      <text:p text:style-name="Standard"><text:s text:c="12"/>&lt;p&gt;Если у вас появятся вопросы — напишите нам. Ссылка</text:p>
      <text:p text:style-name="Standard"><text:s text:c="14"/>«Обратная связь» находится внизу страницы. Вернуться</text:p>
      <text:p text:style-name="Standard"><text:s text:c="14"/>в старую версию Почты вы можете в любой момент,</text:p>
      <text:p text:style-name="Standard"><text:s text:c="14"/>на странице &lt;a</text:p>
      <text:p text:style-name="Standard"><text:s text:c="16"/>href="http://mail.yandex.ru/neo2/#setup/interface"</text:p>
      <text:p text:style-name="Standard"><text:s text:c="16"/>target="_new"&gt;Настройки&lt;/a&gt;.&lt;/p&gt;</text:p>
      <text:p text:style-name="Standard"><text:s text:c="12"/>&lt;p&gt;А сейчас попробуйте перейти в другую папку или</text:p>
      <text:p text:style-name="Standard"><text:s text:c="14"/>воспользоваться поиском по письмам — все действия</text:p>
      <text:p text:style-name="Standard"><text:s text:c="14"/>происходят практически мгновенно!&lt;/p&gt;</text:p>
      <text:p text:style-name="Standard"><text:s text:c="12"/>&lt;br&gt;</text:p>
      <text:p text:style-name="Standard"/>
      <text:p text:style-name="Standard">Borislav Sorokin, [22.07.21 17:36]</text:p>
      <text:p text:style-name="Standard"><text:soft-page-break/>&lt;p&gt;&lt;em&gt;Команда Яндекс.Почты&lt;/em&gt;&lt;/p&gt;</text:p>
      <text:p text:style-name="Standard"><text:s text:c="10"/>&lt;/td&gt;</text:p>
      <text:p text:style-name="Standard"><text:s text:c="8"/>&lt;/tr&gt;</text:p>
      <text:p text:style-name="Standard"><text:s text:c="6"/>&lt;/tbody&gt;</text:p>
      <text:p text:style-name="Standard"><text:s text:c="4"/>&lt;/table&gt;</text:p>
      <text:p text:style-name="Standard"><text:s text:c="2"/>&lt;/body&gt;</text:p>
      <text:p text:style-name="Standard">&lt;/html&gt;</text:p>
      <text:p text:style-name="Standard"/>
      <text:p text:style-name="Standard">--------------060101020003070206090208</text:p>
      <text:p text:style-name="Standard">Content-Type: image/jpeg</text:p>
      <text:p text:style-name="Standard">Content-Transfer-Encoding: base64</text:p>
      <text:p text:style-name="Standard">Content-ID: &lt;part1.04020701.05090508@yandex-team.ru&gt;</text:p>
      <text:p text:style-name="Standard"/>
      <text:p text:style-name="Standard">/9j/4AAQSkZJRgABAgAAZABkAAD/7AARRHVja3kAAQAEAAAAWgAA/+4ADkFkb2JlAGTAAAAA</text:p>
      <text:p text:style-name="Standard">Af/bAEMAAQEBAQEBAQEBAQIBAQECAgIBAQICAgICAgICAgMCAwMDAwIDAwQEBAQEAwUFBQUF</text:p>
      <text:p text:style-name="Standard">BQcHBwcHCAgICAgICAgICP/bAEMBAQEBAgICBQMDBQcFBAUHCAgICAgICAgICAgICAgICAgI</text:p>
      <text:p text:style-name="Standard">CAgICAgICAgICAgICAgICAgICAgICAgICAgICAgICP/CABEIAOQBKQMBEQACEQEDEQH/xAAe</text:p>
      <text:p text:style-name="Standard">AAEAAgIDAQEBAAAAAAAAAAAABAUDBgIHCAEJCv/EAB0BAQEAAgMBAQEAAAAAAAAAAAABAgUD</text:p>
      <text:p text:style-name="Standard">BAcGCAn/2gAMAwEAAhADEAAAAf38AAAAAAAAABwBzAAAAAAAAAAAAAAAAABwIZJMwAAAAAAA</text:p>
      <text:p text:style-name="Standard">AAAAAAAAAPh9IpWFmSgAACsrXOd17x5dwccuEAAAAA4n0H0AAA4EE+GcpbMReyzQAfDrPmvh</text:p>
      <text:p text:style-name="Standard">nLPuHkxnZTrLrcne3A9N5cQAAAGA4HIjFiAAAfDGV1kWsJllFtEsA1e5ecs8o/PPGvW5KTqd</text:p>
      <text:p text:style-name="Standard">v2q4fVPY6myWAAAAQyOZTCciyPoABGIhjMVnCzmsnFwWwM4NMl/GrDsahXtOTUeh39vw5Osc</text:p>
      <text:p text:style-name="Standard">dp635p6h2PylzcAAAIZDOJ9IEcTYqkAA+GMjJFrnUjFzPixj6SCUdRTKAnWjLqHDLVc+LuXq</text:p>
      <text:p text:style-name="Standard">bT1p2Onyy49ly4wAAMRVGI4RwqJEEuS9qQDgRziBZzMsoxHExmY5FCagefo3pfTlgAAAAxFU</text:p>
      <text:p text:style-name="Standard">cBGMwEUjFeSSxLcl18PhxJKZV+nw1DTbn5WybPWROXh12NGPNOF94ckvQAAAACCRDiYoxnAw</text:p>
      <text:p text:style-name="Standard">FfFNUOXFEGWAuGSXnLKJ1mw1IiNMq6yZZW1DjTsb1Ye584AAAAAIhAMccTicTERFpkgRCIcs</text:p>
      <text:p text:style-name="Standard">CWhxsHLGoymCsMsayGUhsFbSbYUWFqT2FnAAAAAAKoinA4wOBwXClZLQFAVRXRWlTZS5Kkxm</text:p>
      <text:p text:style-name="Standard">IiHI2iN+NcxsjX7H2Ns9aAAAAABwKkwHCOJ9MZHK+WnK6KeKeq6ytqrKgryEa3V+b7GKXTOL</text:p>
      <text:p text:style-name="Standard">n6x889V/VL0ryIAAAAAAVxAPhijifCGsaKuMJhiHVUUCyU0sqMbpXJjVV2SSY17h58EyzfLe</text:p>
      <text:p text:style-name="Standard">h++vsfMwAAAAAAMJSHEjy4I4HEwEI5GAq41zHktcuPr/ABszKdLZzYCYUeFpMM/W3JhF1e+7</text:p>
      <text:p text:style-name="Standard">u22gAAAAAAAAoiHGJfifFxx8PhgKHDko8ObeObq6+dc2dY1PIctTx3YMnuXPHUulstu7utAA</text:p>
      <text:p text:style-name="Standard">AAAAAAEYpiOcI4hclkLG1/Hz630d1rTHddnoOiijPqQcbTY5e3+TCg6O40ri7PojafPAAAAA</text:p>
      <text:p text:style-name="Standard">AAACjKqpEcDJGGs5kNY6W6/nh/LP9AcvV4+/PvfJuyfrPP8Aub7LzXctt85UcvV9Bda9mafb</text:p>
      <text:p text:style-name="Standard">fjXh9v8Au39V5XIsAAAAAAAAGgWZFt5cERVkpZWZz8tvJv0r+Uvkn6RmcOd5rOfZcet2Txav</text:p>
      <text:p text:style-name="Standard">fdx81397j+b/ANU/SvIedafx9jf+TrgAAAAAAAAa2V1Ro+rHlsEldXkgeeb3+fnxj9udLXcV</text:p>
      <text:p text:style-name="Standard">u419nq9hn4cbzV9yfreb9qP0V+FvQ31fzF3vtbz6XY2rbdMAAAAAAAADq+rIyLVJaY2nNf4c</text:p>
      <text:p text:style-name="Standard"><text:soft-page-break/>r7xj7D+dXx79y1PLhsXUupfQ9SH2Otk4e3tHzW1/cH1r8S97ek/Ibd9ppnT5rvucIAAAAAAA</text:p>
      <text:p text:style-name="Standard">AEI0eoFmzY5VMU8agZvk9p+Xvk36N84fM/Y9k63DpXo/d67yLPq97eOpwfu57R+JLb2D5Lsr</text:p>
      <text:p text:style-name="Standard">bdWyAAAAAAAAABSnWeU3nG4CMuuxQxqS/kv+bf2F0R8P9x+hvuP569T6n5f8yvi/duktX9P6</text:p>
      <text:p text:style-name="Standard">G+685/Z70P8AO1r9zpt8z4+QAAAAAAAAABXGr1liplrUoZdbrzD8Z6Z4A/P36f676f1O/Y6i</text:p>
      <text:p text:style-name="Standard">TvdFrXnn3VjwcXaPvHi37Je2fmnunuagAAAAAAAAAAVBqdWcusFUSrKGyEYOt3vBnwXsHTfy</text:p>
      <text:p text:style-name="Standard">3ofVOh+lrtNsexLpe+PSvNv2I9Y/P064gAAafLkLmyxOQAOBWksyGYAFUajVOVeU2TG0dkA2</text:p>
      <text:p text:style-name="Standard">OMi73Efj5+uOntMFx7c7upnZYAAAAAADEa5FJMrizarPoABjKIoqnlWWsVFm6S5yUAAAAAAA</text:p>
      <text:p text:style-name="Standard">AAaLLGN0sngAAAA4mIyHI+gAAAAAAAAAFLFrWUAAAAAAAAAAAAAAH//EACwQAAEEAQMCBgMA</text:p>
      <text:p text:style-name="Standard">AgMAAAAAAAIAAQMEBQYREgcTECAhIjBAFBUxMlAIFkH/2gAIAQEAAQUC+o7pn/0rrfZCW/8A</text:p>
      <text:p text:style-name="Standard">pTFcnBwkYvgtXKtGH93ATXeouncRYq36l2L5P58Lp92TGu4pv6BOyjl382ayGUevl6efmyWA</text:p>
      <text:p text:style-name="Standard">PqFCeUo57ItpfF5bS2Vq5vVNeD4TLgi9UJMa37L/AAOzOiBO7suW647r+KM9/JkLsFdpcppv</text:p>
      <text:p text:style-name="Standard">G3os9gNYQZHoljnPQeS0hoyvpHMy3q1OWoT/AAmXqzvG5CxN3GdgPtv5iZ0+7LdO267aYXZc</text:p>
      <text:p text:style-name="Standard">d1txQlv45zEhlqNgNX4vLhpDV1nWEnSjT+CxGvOk1rVVPTXT6jpXGSa06wtldOat1BjaH7Cj</text:p>
      <text:p text:style-name="Standard">8EordM7iiMSYhfYLPbcJAkby7MiFlsm38Nk7eHJ0x+Go9IUdQXoNGafp4nM6fzJUburLmOQ5</text:p>
      <text:p text:style-name="Standard">jNZK5FpPqLUsYy3NkKf6bEfATszf1OzrknYXRbrbg8d12QShI3g/l9PHZcVshJE6mJWFqGxw</text:p>
      <text:p text:style-name="Standard">j6Y4OChiviJt22W7st2dcRdODpxdOwsnfihvTggywugv1yXcjJbsvRcmTbeS5m6FNQy5G80U</text:p>
      <text:p text:style-name="Standard">LQDNMwopvW9MfHMk8r4yp+Djvjk4eHEXXbZcHXEk7SKQZUcZJ2Zk7ASMTZOcjL8iVkORlFft</text:p>
      <text:p text:style-name="Standard">+20Gofc2foJ85jtv+wYcU+rMRvHnadlp7Y793dXy3anW/MznyHHunFcVxdcHXBOLIhjdjBOJ</text:p>
      <text:p text:style-name="Standard">ImJl3EfB2L+m/FFL6dxOYojFkZDtszvVs9shuu5wTchuGtNjy1F8su/L3L3rY1xdcBTuArc3</text:p>
      <text:p text:style-name="Standard">UkTI9kak3T+idH6IyJlIUhJidlyd3kJ1GxMq4FKfMQjsSuy0rPG+ovldmdH7C5Lmvc64p3EE</text:p>
      <text:p text:style-name="Standard">/J1JxFSNuiiFkcbKSJFHsjBHC7o4OLvGnZ1POzFUgN2ii7QnKr93g2hL1kuqHzSx7vst2XNe</text:p>
      <text:p text:style-name="Standard">517RRERom2TiuKeLdFCyeDZNH3ZXg2KffkbMDWbXtqVXN4W4qab0KVYjFHm8xdxP6vq985jy</text:p>
      <text:p text:style-name="Standard">Hg7LcWTk7p23TpmRDu/Bf+belgXGKkHMrEZMigcppa4QxnEM5Rgzoj4qY32mLtR6MwxY3H6m</text:p>
      <text:p text:style-name="Standard">ojJnvolETOW7LitvB1w5IhE3MN3ujxr4I45nnjYgjpgJ6hkYIAj2Z3ZFujb101if3uWV0Gny</text:p>
      <text:p text:style-name="Standard">f0jjY3kHiX98HT+jf4srlKe5Sy2a0loXG4XqHorUJ37HYC7MUsu/Ff4s5ertPdsYHDQYPH6s</text:p>
      <text:p text:style-name="Standard">1lp/ReP6f2snqGp9Ke1wIpmlTGLMxbJmTDyIhdyaAdtS56lpXT2b1Jf1PmaceOlfE6p1XRer</text:p>
      <text:p text:style-name="Standard">1RdioaqwFwRvU52t2hiDRGGOi2fm1RJi9OaS1D1E6gxRRwRfSyEZjZggMlwAU80Yr8jdCToU</text:p>
      <text:p text:style-name="Standard">6/5IamcYQeYmrzySRjIcEFLMWaYV81j4QHI6Ety9M9OYXK6ii2YSd9sDp+hgvqTTA5Hb3W0k</text:p>
      <text:p text:style-name="Standard">ieMRZn3QFs5TbM9uZ36g5mXUWr5d44a0UqtG7E8zb/ldl8c7dvpc/Y0jZnvyqJ7DUqVvnd+n</text:p>
      <text:p text:style-name="Standard"/>
      <text:p text:style-name="Standard">Borislav Sorokin, [22.07.21 17:36]</text:p>
      <text:p text:style-name="Standard">ZaSOWvVdmlmYE3OUn9jHK6K0XemFyGWtPFYssfMKohDajYkUZ2ZpGleaH2n08jcNE03crBRE</text:p>
      <text:p text:style-name="Standard">QQ04Rn+nO4sE1pRCUpcBiaTk6kbtjOymy0nEYotaZmb9DVzNvR+oIGOgXOOMgNg7UmKxkkjY</text:p>
      <text:p text:style-name="Standard">ql+vxuKtwRvBI04/UviZVowIlFG0IuXJ3Ur8nJuRODOrGUzGJ1HlMb+Rj+jGuYsmGp9KaXyk</text:p>
      <text:p text:style-name="Standard">lbAYbJ07eUxNG90v1tgcbnImMo4hirpm2+tNwEJJFtsM5KT2Rs3scFrXQz5VFBNAH4Rd/MR2</text:p>
      <text:p text:style-name="Standard">s3cx2pL2L0/gMPVZXsM9ep096qZjQk+mCsZex9a4xPFE28hl68ucs5ORPDtXGLkfBueZwWMy</text:p>
      <text:p text:style-name="Standard">9XI9EKz2ch0y1fDJfwuYTTzjFGFu43TnpcWTyNavHVg88rXhNp7bKGSc29fK7sKe5AztIxMz</text:p>
      <text:p text:style-name="Standard">n5bLMwTnxaP2gwucsre2IPdHB35jB2HCV2NQU4KysY3H21a0BpK5Xp9P9M0VXrV6kXzEYg0t</text:p>
      <text:p text:style-name="Standard">5bnK8NPd/MQsbHjoTYqcxF+DHWXbeWS3Dxkx9UnszVo5lFEEI/TuSGRV65yPFAMfxu26GMAT</text:p>
      <text:p text:style-name="Standard"><text:soft-page-break/>t9eT8XmPHb73/8QAPxEAAQIEAgQJCQgCAwAAAAAAAQIDAAQFESExBhJBUQcQE0BQYXGBoRQi</text:p>
      <text:p text:style-name="Standard">MjNikbHB8CAwQlJgctHhFUOSwvH/2gAIAQMBAT8B/VhgJi3QQgGDaAbZxe4iw6AAi0G4gObo</text:p>
      <text:p text:style-name="Standard">ak1uxNS5bNjFugAeImA8chEvMN8nqqEP1JLhAI80Qw1JpIU56JipUmVdOtLKw3X+WccmefhU</text:p>
      <text:p text:style-name="Standard">XgKjPikJxCQUOYoP1eJhtKF+abiOVVv6DJ5/JUKYfyFh1w8xLMGxOurqyh57XOVufW+1cxbo</text:p>
      <text:p text:style-name="Standard">O/HfotmQUplbmxI+JHQlobRApyUaMrV+JRCu4HDnlvuECFqtFPqPK0Zbe4Hwx52IWPtiNaCY</text:p>
      <text:p text:style-name="Standard">oz1mnR7H9fPnbQuYmUW+4PFKr1GHDvsPG/8A153LOJSq5ikaPVGrOES7ZWRnbId+QiqaLVCS</text:p>
      <text:p text:style-name="Standard">9c2R4/CLRbjtx0ihvzqrIGAzJyH1uzivONN2l2vQRt/MrafkBs9553o7Q3alPIlm/SWbdm89</text:p>
      <text:p text:style-name="Standard">wxjR6gy1NlEy7AshPvJ3nrP9ZRVaOHhikL7cPGKzwVU94Fa0FrrwPiPmIqfAbNAa0usLEVLQ</text:p>
      <text:p text:style-name="Standard">WqSxsto92MO091v0kkd0FBhDCldXbEg3IIcBfJUNyYrFbQzKgN4JI80fXjBN+a2+1wA6P+tn</text:p>
      <text:p text:style-name="Standard">lD2E/FXyHeYcfKQMMTErNFd+o2i4OcPyqHbbLbsImaO46SS6oJ3YQ7o5UQLJW0oDLXRif3EE</text:p>
      <text:p text:style-name="Standard">e8COFHSJ4TxlWwGw3nq7Tb6wgm/E/MqctfYLc6ZQFLAMCmtDfGiVJTTqc1LDCybntOJh+Zxw</text:p>
      <text:p text:style-name="Standard">zGPYIZfVq4bvFRhc8pLns/wMYFWANj1eP8R5e2bQlesY0sp/L1J5zW9JavjDtPCG8SL3zh1A</text:p>
      <text:p text:style-name="Standard">SbA3+uuHpezKV77+HOkGyhDawDcwXUrUFp9FQw74dUSNXZCmUW3fWEeR/wDGxiZYWt1OW3+o</text:p>
      <text:p text:style-name="Standard">QtSXFXGKoZzEVld5xw+2r4xV3MQOLyhfJ6n4b352KmrYIYrczRpJpKXLhROChrAC2ONwQO8x</text:p>
      <text:p text:style-name="Standard">J8IjXkweebUkHakaw7d47/fCeFOkE38/t1b/ADiQqctPscowrWT9ZjMHthN8L5gwkY32RUak</text:p>
      <text:p text:style-name="Standard">3JSyn3MAPoCHHCo6x2xOr1nTz29sYoVDkKjIt8snWIxGJ255R/hG0tJQkeakWHZHCJoS5TD5</text:p>
      <text:p text:style-name="Standard">XK+pPpJ/Kd46j4GNGNLpiUc5WXNj+IZg9vy27of4QnWnAHGQLpCra9leKbeN4k9MkTDaVoaV</text:p>
      <text:p text:style-name="Standard">jvwHvxv1Rwj0StVFAdbVrBP+vZ2jee3ug1MpNlpsRCWyq53c9vGg+nPkKw296vK+7/yKfpKk</text:p>
      <text:p text:style-name="Standard">qCQoLBGBELel3EWcTgcwRgYomjlIk0clLJSB7/ExpDwYIqb3Llwp82xFr7fjDVHbl2g2BcDK</text:p>
      <text:p text:style-name="Standard">JnkkI6o040El6kkverd37/3fzn25RUNVpIZTsz7ef0+pPyq9ZpWqYpHDVNtJ1XU94/iJDhal</text:p>
      <text:p text:style-name="Standard">X0ahUMeq3xiX0olFmyVWB64FSbKTqk3HXEzXWAM8Y040+PJ6iNsLWVG56CbmnEZEwzpHOoXr</text:p>
      <text:p text:style-name="Standard">BZvD9fmnMzC3FKNz0tf9C//EAD0RAAECAwQECggGAwEAAAAAAAECAwAEEQUSITEGQEFREBMg</text:p>
      <text:p text:style-name="Standard">IjJhcYGRwQcUUKGx0eHwFVJgYnLxIzBC0v/aAAgBAgEBPwH9VhNYSxWFop7DS1BSYReGcLqr</text:p>
      <text:p text:style-name="Standard">IwoUz1qnLEB2ElBGEFnrhc2lrthmYDmIivsIQUb4cadDt5OUMyRQCa4mL7pwGcMTKxg5Fdfp</text:p>
      <text:p text:style-name="Standard">wU4KQ8wqtU5wg1GMXB7CrA1avIryZ23pdjM1PVDL8y+KgXB15w01dG/2BWKxWKxhF7k01mnA</text:p>
      <text:p text:style-name="Standard">DwUikUikU5I1oxT/AFGJifSh1CNqzTwSTr1YrylKibmFG3GvypqO8g+wAOQswgVi0ZW5NpV+</text:p>
      <text:p text:style-name="Standard">5Px1wcBhI5BikARaaKlH8h8/LW15Qya8FOSYHBMIvOo6qn3U89aMPIJGETtpSskj/Iq7EnbM</text:p>
      <text:p text:style-name="Standard">rMdBVeCsV4K8AidtFtgY5nIbYs5pZq450le4bvrt1u0Z5MswpxWSYt+0pideLijEja6mMAaH</text:p>
      <text:p text:style-name="Standard">xiR0/mGqJreJ2f35GJH0nSyjRwXTEppNJPCqViEzjasiIvQ/PNtdZ3DEx65aTy6IbuJ3nPw/</text:p>
      <text:p text:style-name="Standard">uJGz6uVVidp1z0lWr0ZcfyPl5+6AygqxOAzidkkNkU24wE3nuyC2b5A+ES9ollNQkYbTXGBp</text:p>
      <text:p text:style-name="Standard">EzQLWlxNfyrFO4EHwrHo5sq9JCYdUVlzKuwfe2BwIbCdVpyZ55TbKlJzAhzSqcOVB3RaNrKn</text:p>
      <text:p text:style-name="Standard">JhbysSfsRIs3lGvRy7T9Im0oKsd/uSIkpJCm67fmcI/CziR1+757INjuKw2Jz7fpFpp51N0W</text:p>
      <text:p text:style-name="Standard">LpV6pLIYuVCEgZ9USOkyJhdEIV7vnEq8txFVJKDuNPIkY5xKTtZpxo5poe4j5g6rXkzCbzah</text:p>
      <text:p text:style-name="Standard">vBhaKiHjcJB6ok1ihVtJj8UcLl0Y7+w5jviVtHA4Y1EJnm2krOP3nFUFkUOCYfxTe2qhsYDs</text:p>
      <text:p text:style-name="Standard">HwjQqVo2pzeaeGPnweotcfx1OfSlerVQIPJGibe1R7om7Il5mYWCg0SOlWm3sie0Lmlr4tpS</text:p>
      <text:p text:style-name="Standard">T+2tD517j3QjQycHNKkYbK08vjE8h+TVdWKH49hyh1wKSesQpd9IQM1Z9kIvTc3xTfZ/6PcI</text:p>
      <text:p text:style-name="Standard">AFYsKX4uTQOqvjjqw4DytLbZmpJ5wtZVESFtr9dXfOKjWLCnpa1k8U/g8MlbT840h0WW2ni3</text:p>
      <text:p text:style-name="Standard">ecg5H7yMJ0PRxdErrju+vjhD2iDqKpLqRvp0uymykaFMWIygs0IUf+649m4DqhzQ7a2uo6/p</text:p>
      <text:p text:style-name="Standard">BIThroEaU6KpnWzQc6LX0ScpxgF1STjWGH3mqLT0hui2NLLXnHMbwrtyAEWVpSmXb4sJrdPl</text:p>
      <text:p text:style-name="Standard"><text:soft-page-break/>Gk1vPqPrLfSBxizLYLzwdHRUMY0Q0ufYVxa+cg+I+90S1Vm+dfmZVt5NFisT3o5lnDVJ7of9</text:p>
      <text:p text:style-name="Standard">H5bNUppB0YebSSRU9kOWWoPc4AoV1bYXoc4VClCjqEaJaJXDeXmIAprI4RylNJOYhyy5dSaF</text:p>
      <text:p text:style-name="Standard">OENWcyjIQlIGWtj9Qf/EAEoQAAECBAMEBQgGBgcJAAAAAAECAwAEESEFEjETIkFRBjJhcYEQ</text:p>
      <text:p text:style-name="Standard">FCMwQEJSkRUgYqGx0SQzcoKSwSU0Q1NzssMHNVRgk6Kz4fD/2gAIAQEABj8C/wCa3JmcmES0</text:p>
      <text:p text:style-name="Standard">uyMzzy1BKUpHElVhCVsjatrAU24FAhSSKgilRBl8ecdwROYIRPzEu+iTXXQiYybOneoQh+Wf</text:p>
      <text:p text:style-name="Standard">S6y7+pcB3V9qTxHd7VbyUOv1i1gRYZmVqCTPzQcU00nioNt0LhHw5h3wW5foROdPsUbNUdIe</text:p>
      <text:p text:style-name="Standard">kE1Ky+ENnmxKsKKR2ejzdsFXTJnApPDldXzN6ZbdZHBPpEbNXzEGc6L9MkyaF1S5JOy0piGH</text:p>
      <text:p text:style-name="Standard">rNNPR5XE9u+e6Fu4rhmH4YqdSrK7ginUy844Ro5IPDKhXHaJIroYw7bebYrNT2ybaaal5trM</text:p>
      <text:p text:style-name="Standard">NpkceUV7qeeWnj6qvDjGdGsU48RFFdQ6H19D9QtuO5LVXQFRp3JBPCJvHZ/Gp6aXNJyyrBl8</text:p>
      <text:p text:style-name="Standard"/>
      <text:p text:style-name="Standard">Borislav Sorokin, [22.07.21 17:36]</text:p>
      <text:p text:style-name="Standard">RVJyzIA3UNMs5K2qVqBV20tE9h2GdIXNqG6vJllPyc02gnLmTtEJIvxibxDpV/tCmfo8LrLz</text:p>
      <text:p text:style-name="Standard">U0tObZkW2i5pdM1eUT0z0awvF515/wBG5ic0/KMyi0JXqghZZNclsqVqNNYS43iLUvhwUv8A</text:p>
      <text:p text:style-name="Standard">o5hbi3c7h2p2j728etXdAHKNolKETDlAtygBXTt9VlOh4xThGZEZHfBUZFHdPUV6/t8rzF0P</text:p>
      <text:p text:style-name="Standard">5TsHkOKZWONnG95NwLiJtjFPMEyu1UiURjaWFTqhXKMqJRSHXCbWGcHgIlMO6LzYwfHZtp1+</text:p>
      <text:p text:style-name="Standard">d82/RpfC2XFhoITvrOe1Vj929DE5i/SF97pdjsuyR9IzzqnRtl7iQkOH4jEjJNdIE4I1JJCW</text:p>
      <text:p text:style-name="Standard">mGE5UpyhFt2nwDSkbJnFFO4mG9mmd90UqU7psq5rU/hE70Vl+hLeKTcm2h1vpHhzhEu5LuKy</text:p>
      <text:p text:style-name="Standard">pUUTRGVdrpz/AHQwz01k3GpgEAzhllspodN+pQVeMf1tH8Q9RWKGLRdNDG4a9kUIoPgP8oqk</text:p>
      <text:p text:style-name="Standard">19hwjFVOea4jgqlmWmghKiUuJKCk1oeNr2N4GEeZectFe1emln9IcmP70uIoQrlTQWFoekpL</text:p>
      <text:p text:style-name="Standard">pG5NyyqKZkZ9AdotCgtv07WVzKFCprWukbPpXhRwJ02GJsEzWHO147VIzNV5LHjDMngUr9Jv</text:p>
      <text:p text:style-name="Standard">zXUUggoCPiKtKXiSn2Z3DVTkhXIpO2bU4hQ3mlnKQpJpGaekFSEzdE3JOXAPGh0Uk84/3VL/</text:p>
      <text:p text:style-name="Standard">APRb/L1F/LvRY0iihmEZml0PKKPJ/eiqVV9dTyfyg+8eXCFgCuetRzGn3w7igl0svYiopbyg</text:p>
      <text:p text:style-name="Standard">JAYaWqgAGm8VH1/KLKr3xdFe6PeT98VS5T5iLEOCN9BBjr07DFlRrGsX+qQpZdX8CAVfhGZL</text:p>
      <text:p text:style-name="Standard">f0eydCq7hHdFM6nFHrLUamO2Kawre370pomChu9d0CJGT/4ZpCD3pTQ+s13vLrHWjrRqPlGi</text:p>
      <text:p text:style-name="Standard">TF0JEcI5GLKMdc/OLuqihVmgKQvvQYo6nKOcXdp4RXzgUivnSE0im38aR6FdeXCsdbrffClQ</text:p>
      <text:p text:style-name="Standard">Rr2Rh8v7peSV9yTnP4etqPLrHWjrxdRjX+cWT4xYR1qRQi3xGKg+PkPkufDyaCKxU3i3DSAq</text:p>
      <text:p text:style-name="Standard">tYzHQQaXPOJOork2n/jV678PqdaL38lk07TFVuHu0jdTbnHOO3yfzi3ksqkfEY3v4Y5DjGsd</text:p>
      <text:p text:style-name="Standard">aEpToNTAI1iUazekWl4i/JB9deKeXSN4xa0chHxKiiteCBFNVxz8l/lBi0U5QY5RlTrAzari</text:p>
      <text:p text:style-name="Standard">gtzMUhRKqACJfzoFtOwfabaNRSqQr1+YX5+W0co5nnFE/wAUURdXFUUGvvKghP7yotpHbwj8</text:p>
      <text:p text:style-name="Standard">TGUaQaC0Kt3xVUKyop28427vU937X/qM3E6CMqfExlT+8Yl5ZSc8u2oOTnINpvfv0jDpkJo3</text:p>
      <text:p text:style-name="Standard">iS9q0f8AEbKFf9wPsBHOLjyWEXiginzMUTbmYoLJGpip04QXFeAg/F7xhdOEG1IywXHBWlaC</text:p>
      <text:p text:style-name="Standard">Mx6tbRmPDqiLRQaqipN1awqZmEZZzEKLc5pR7qfvjoXPgb7U2to9y2Fu/wCn7FpUc4pSnloI</text:p>
      <text:p text:style-name="Standard">yjxMZfdHWMZfdTr2wAIeWdE8e+JvLfIQPxjSFuqgNI667QK68ooNY/GKn3YBcH6FIZVzH2jX</text:p>
      <text:p text:style-name="Standard">dT408mDN0vKqema/ssmX/wBb2OuhgjhFooIoIy/OO+CY83YORby0Z3D7qa3MNHGMSbwplVdj</text:p>
      <text:p text:style-name="Standard">mqt95XEhDYK19tBHm+F4425MnqMOpWwpX7O2Caxpvnqpg5rr4xTjGZWvAQeMNSEonaTEyrKh</text:p>
      <text:p text:style-name="Standard">P/3AQ3KNXdO9NPfG5S5hWI47OhgX83lRvPPK5IRxh/ppjDHmTuP0GD4Zr5th7ZOzBt1nCStR</text:p>
      <text:p text:style-name="Standard">7vY8idRqY3rxaLDMYr5Kc4udIxTH57+r4Y0V7MGhcX1UIHapRAETWOY27tp2cO8kdRpHuttg</text:p>
      <text:p text:style-name="Standard">6ITw/OMzzrmHEdR5tOcHtUmohhjAekaMeYG63h7wcr2DI992VUbLG8IVJTH9qtBtX9lf5xtG</text:p>
      <text:p text:style-name="Standard">8QSk/CvdMZmpttwDQBaYJzffC8Ynk53ppA8xbTvEIVcm2lYmx0Yl5dvFlZRJrnVKDIqqhUrZ</text:p>
      <text:p text:style-name="Standard"><text:soft-page-break/>hRsLi0TEt0lmncQVhL6x0inlKJS2lhwoLaNKZinKmnfwhthlsNMspCWmkiiUpSKAAD2PMOqv</text:p>
      <text:p text:style-name="Standard">SKqt5bDydsCMG6KSy7unzzEkdg9GyPnmPyhLaE766hF7UAzFRg5yDvKSANN00qISW3Ni6o2X</text:p>
      <text:p text:style-name="Standard">Wh8KQpdpnbWIdAcHfvQw0MBl3Z5XXdOcp7ymsEvYZOsPqp5y3LTaUsIOhLYWhXyJiYnN/EMO</text:p>
      <text:p text:style-name="Standard">wdsBEu8mrRmnLmtbLyJUAO2sBKRQDRIiugEYo5KNgP4zNvzk89xWt5wqA/dFvZL3y6RRAjXy</text:p>
      <text:p text:style-name="Standard">botzi8HLrAFQnw/OMYxNblW5h5SZfsYZ9EgW+ymA7mLRRmWp+lggAjLfUq5QEJ0SllpRro48</text:p>
      <text:p text:style-name="Standard">raKtzhalH0A2pyUHVaAH+Y0httRSrIUgqSd26Nob9lIXunavaCl0JOlaaVgrp11BIPjGGry5</text:p>
      <text:p text:style-name="Standard">vOS86o9q3lQ2MNWhpVFbRLjRc7jurTB86NX01zKolNd+1kFQjEJNR3mNk4j9h1H5pPsiknUm</text:p>
      <text:p text:style-name="Standard">0Z3bdkUHgIv1eUfgIoIoFUSnWHEJ6ygoI7yKQtl6z8uXm366haDetYZbBo0ykZj26mNs96NK</text:p>
      <text:p text:style-name="Standard">t6XT7yl0y5vCDvKQnZ5Eprmy7wUKViVq9ncNS3anpOB46UiY9H+ucKm3ARS4CafdGyHUlst+</text:p>
      <text:p text:style-name="Standard">3MP5x0ZChRRlGyfG8PpTUbJKKnhVZPLuhxNalY0vrHnhayzakBtS6+4k1pY09kJIryig8t/l</text:p>
      <text:p text:style-name="Standard">H2lQeyFUZSDTmTHSTEMRwhmXLbbbhXKuLlnKlwsBagvapWtd+AsI+jmcQWXHVJSxMOtos4r3</text:p>
      <text:p text:style-name="Standard">ScwbBBtWFPfRDyieu9RLjn+b8IcRMNqZcH9moUUnvBvDNesw5buVD0wrqS5Ia7XD+USrZQVv</text:p>
      <text:p text:style-name="Standard">zLjZDIG8olVGkDtUqMPkNTJtNtqppVKb/fE6txLm0deVT0azuo3Bw7I2iUqSPtJyn7/ZV5Lq</text:p>
      <text:p text:style-name="Standard">F474+1FeUVME/KMv8UKHx1r4xjKMPnlSjU4VMzTOVCkrTLiqKhaT1SSREvMU2ikhSZi1a1Vm</text:p>
      <text:p text:style-name="Standard">v84Z6G4/Mf0kyKYFPrP9ZbSP1Kif7RPu/EO0RK4fi6mJbEpwOHC3A62zNKDd1lvNdQTXeFCI</text:p>
      <text:p text:style-name="Standard">nMRksSmdhKTT8qjEjKI83mA1RSFoCXM4qkg3EPMuBzEFyqlplENN1l91XXLiykHNrxpyjP0x</text:p>
      <text:p text:style-name="Standard">kxhr7pJwXHt5yXls4y0dSeJ/vR9wht1BQ8y8kKZmW1ZkLSoVBBESkuf1kyfRN8TQZlHwEUGg</text:p>
      <text:p text:style-name="Standard">9mJyivOKcTAikfaMOq5C3jFIdxLC0pOJJ3zKqttVAUNDwJETCZuUckkhRTMsOhSS2rxEJXKv</text:p>
      <text:p text:style-name="Standard">hK21BSFoXRSFJNQQUaEQrpF0pxFWLYhlSELc6xCRuoSAAEp7BE3gasPbdTOOuzUvPFxxLja3</text:p>
      <text:p text:style-name="Standard">kJaNhqBlqNLx9FTo9DMJrLungrmIeklbzsmussaXUD7sS2DpbOM9HVr/AEnCid6XzG5llaA3</text:p>
      <text:p text:style-name="Standard">qUndPZrE10jmmy0iYGywmXOrUvXN/ErU+z1Tw1iquEX4QeyKR+1HdCK6VvC2MRk0zTRGVRPW</text:p>
      <text:p text:style-name="Standard">A7FC8LfwbElsoBsw9w5DOj8oUtUk67Ls9defa5gP8OsPPOYfsESwADOWgHdEkpSMpSSlK8un</text:p>
      <text:p text:style-name="Standard">GEq2W0d4rpqIVNTbZbl5dVakWynSGpdkZW2QEoHd6ioJI48o6lfCPSNZe361SaCKZq9oiqEl</text:p>
      <text:p text:style-name="Standard">X3fjF0gDv+rWnjCjBX8UAQE8oXbwhLVcubQwpCxvaKib2qMza6JKTxg7JNK+MHzmSafzalSE</text:p>
      <text:p text:style-name="Standard">mHJZ3Bmw05qE1F+cDZSZUBwUr8qQliWZSw0nqtpFB6+qjQRuWjnALmg+uUnQwQVG8bMJoBx4</text:p>
      <text:p text:style-name="Standard">RtBckUVCUDjAUBZQofCNqRuI0MVUL8xGVAoPZCIrHb6uhvFUpofaN7Xjyjc6vt//xAAqEAEA</text:p>
      <text:p text:style-name="Standard">AgIBAwIFBQEBAAAAAAABABEhMUFRYXGBoTBAkbHBECDR4fDxUP/aAAgBAQABPyH5SiWf+KbI</text:p>
      <text:p text:style-name="Standard">qQPf/wAOzr+lhZGCT3+A9hYby1YDG1lGd+UCC4I2NwuuYUVyS69wXfhpEBQBhqscEz8QRs5N</text:p>
      <text:p text:style-name="Standard"/>
      <text:p text:style-name="Standard">Borislav Sorokin, [22.07.21 17:36]</text:p>
      <text:p text:style-name="Standard">kUFrR1m9fAKkbRespWYrsIh0gV9V+5x/AEX27Ki8mqVx3C3QSEs4KbcvxNhgMDV8bftKB1No</text:p>
      <text:p text:style-name="Standard">rnaPoIBQGf2cJVYByMJfxx0iGA0L5BmwZ+DSKXAVEw9yDKxAPbek/AsJzEqyfWd5gVKaQtUy</text:p>
      <text:p text:style-name="Standard">jycP7M5JRsu+iG3Ev3S26NsNSocUAH5NDR3GBBQaxe4Vq0NAEXk4Xg8BLduvvCKhY1QqwYlS</text:p>
      <text:p text:style-name="Standard">zK5Rqy0FH0SjIQqsoytfCvwtSxRzh0yxWe25gir8MQLXiK/ejMUlu4WMDxE+0oZf+UrA/qud</text:p>
      <text:p text:style-name="Standard">X0KsruKjQg01ThSNvuORahpReyYC1LtyFqVF00FoaC96UQGxo12j/sd1fUz3ms/Ix7vZdFQ5</text:p>
      <text:p text:style-name="Standard">QsB2Kwi9IVI8xQjkDvKPth1sIUM5AXP9N+fgWV07mvR0xS3UYPWE0xOABsce4cnF5TGu5Of3</text:p>
      <text:p text:style-name="Standard"><text:soft-page-break/>K9pwos4hjzCMEpGPI+sbTn9OiKw/KQDWBxMyqISvUAxEgGEIAASlWgRcLEOBrywz0e2soDia</text:p>
      <text:p text:style-name="Standard">/luGn3xU1SxGS4CPURVIVUjBpCnIjSAwygBOKPYBh+CvvYscVGuycSFcCpnLsuKfWgrR1sFE</text:p>
      <text:p text:style-name="Standard">eMCCD+pUxLlyyCQgI5jFIsma0OXCOvdHRgedkwRyjqsivjo7Er9WvZAwsx1x8O/OeI+h6TkZ</text:p>
      <text:p text:style-name="Standard">nTekdb6JwcdB/E4z5P5lgUfintDdGnL+WH4V3mK+uoDo/A+8rWWZdosWmo8ZgGGHeLhL/Tzq</text:p>
      <text:p text:style-name="Standard">USnnl+RUC8VvwD16xp1VQ/iYDa1M8cMnWC16DSD+ZmG9bdUeVhEleegT1fiJXwe8sY7EeCvr</text:p>
      <text:p text:style-name="Standard">GV4b+kDzf53iTAPCfmAfwE4H0LE9+ss08PKTIBvlO0GsyoSDnmDAVeR+JZ4v2k6vdLQV1riJ</text:p>
      <text:p text:style-name="Standard">VeAb9icH9dUeKcLmTtKU5MHP9JZ6rqpnanuvrOdFSv8AiafFyN/JODUv1/Xu3Kn80SgGXEZ9</text:p>
      <text:p text:style-name="Standard">vdM37MsNvbca5qNtUul1zoSzQbihXmZHKQVZy+qPcF9ZXFHaiEzV0qpeLR4dQ7Fn24mrAa/3</text:p>
      <text:p text:style-name="Standard">pKFL4PGoVWWX5MvGWXjk+Nk3j8I9DGL+hOvhOqjFc8HPtGwV3/FEELx04TG4upGZs8uJ1Mr2</text:p>
      <text:p text:style-name="Standard">Jc5we8qq14jcwq/eUWx4IC5evqb5fbHJWDb2itGTvOomXDtHBP1ajcE5yz/Mz2BdLcpz8Y2h</text:p>
      <text:p text:style-name="Standard">cqgzK+sey5er68TPo9DECaHdFr8zuLDltG2W9K8DzBvUdCKcFvaI8Yv6xeo8dU0K1FMM8Efl</text:p>
      <text:p text:style-name="Standard">ciEMYSYOpuDbR2iINX0gDpf84d5a47EK/K+moZUihGBY8vx3ouxMdkr1HoSvzpWT1ktMJzIH</text:p>
      <text:p text:style-name="Standard">Y7Iwuf8AQUCCuOK6zYDDB6RrXmonoLZ9IKLCtXyEFjBdu6xb6JuV9g33AYsnDnKMVkKgtxcq</text:p>
      <text:p text:style-name="Standard">VTO7NBudf4AWw9h5mIbD1w518gqH3CmqGPcvSJ1gnIWdImO0bk9HSvDH+wiarUfbNEuswqRv</text:p>
      <text:p text:style-name="Standard">3ifiUP1fOIDSrj6RnW6q5ioNnXSV5vMHTK0KMODGJUy0e0FsewQ1ob3LzLkzBnBtr0ll7vaZ</text:p>
      <text:p text:style-name="Standard">CH3LxTpb6/JOfEELbnJGm8Q9B1lQHlYIYMfTIKBWfqXELRDNeIDDGepVLx+WUYRcbHM0prZ3</text:p>
      <text:p text:style-name="Standard">Z2Ukbp2w/wCvYIwK9piTlz+MBerbzCYHWitp9S+xAAo1MoCLGgBPLmeH5MY2jEtRw09olg0j</text:p>
      <text:p text:style-name="Standard">IV1OWLEgPLkxT7DHAeJI7UYvGiL0uzP1sEt2K7TIwuE16F4DcVU6xx6xK7l0InA31QqwtSzT</text:p>
      <text:p text:style-name="Standard">k8+kplsfq7WtBlekEYqZFoDJxwHSKT5hxuutd9HLN1k0ZdlL5sB1r5O/kFJxa7TBD2gK7D2i</text:p>
      <text:p text:style-name="Standard">ZrmVD9ZUEUCwrBxDgV7cdFn3RMTBvxntpaGBzttLHbOPOdXtTnoIAMCZwfQS8uJbHO8p4gUx</text:p>
      <text:p text:style-name="Standard">ZBq+uJUplp/a4pwWZoUesoKKJx+30lXxcCLyypbQNC2Sa+ZaDvZcAENMoWrHGpIAAoPk6ENY</text:p>
      <text:p text:style-name="Standard">rvplIVOZyM1MTZ4I2Vdc1gq5gfdBdOsueoPnMpr0PZTMKrNsmNXQEshREbF+wMWMXpZEmOq0</text:p>
      <text:p text:style-name="Standard">jtx1oPAOYb8Lvjm1T6QkHoYJadTvQ1dSwDy4tcLlcBWasFKvbAlAGAAmQQBV57prm8KA1t2v</text:p>
      <text:p text:style-name="Standard">ylbFHHCkFZVdZZnLzL22CFaHuAYg44a8DrkxU7LsyKBauzy3Kx3ZC1BhRTsz5zCnUXFKdXvH</text:p>
      <text:p text:style-name="Standard">S8hEuI9z9MoVn9Q/T1DW4nBTMpvq5hUWn1m8HWfIPzBSeb1Wv9othRNrZRghm7323H67W67Z</text:p>
      <text:p text:style-name="Standard">RMd5kk/wRx9Z8oPbY8xcfoQLzbCvv3QMqYIdULA6BCdOZhp8tEe8Jze+P6jIm+eqYEWZxzA9</text:p>
      <text:p text:style-name="Standard">dxAGLV25YmWXJ6WwdATV7jwAsqXAquuS4ctm2Hp6Ldj0d5Yx5HXUXptKNBHvf8ppKMi6B3AH</text:p>
      <text:p text:style-name="Standard">1hUqIJpTpbiMrg+rsCibO/lAb05Rm0hO83GlNw5Xh1GIPNOHjdZi00poBduq8SgexoO1gKkL</text:p>
      <text:p text:style-name="Standard">VtQiRX7+EDrwGQ7xcUAJ9QMiT0SpxUVZ2xgPSZu1wJzd+8LCRF0lcdhuJkHwniuXa9XFzOIi</text:p>
      <text:p text:style-name="Standard">NhCnaMKZsOEVpTJfEO2ihcldsq+VqPg0OhuVN5ViX92My6WoxvTE2vRDybDK61CAwLbnjDiL</text:p>
      <text:p text:style-name="Standard">h2BOComRYRJsLsSRzapqCV6bxcntsc8gEE0xgywRShuFntoP4RCuHOLltQzSNSMdIdqbErFe</text:p>
      <text:p text:style-name="Standard">W82iDFWLRMsDIx/OBgiZEYe21gp7IAz6HMAAVoPljlN1Qu4mL9SFo+YmL72faMR8PrFD7zO8</text:p>
      <text:p text:style-name="Standard">NwwwGkDGaAH+Sl/Y6pqzR+IFQHeOrioLEcbj3PVzTi7uRNq2qwSG5/4voxAscqxHkVaj03Yd</text:p>
      <text:p text:style-name="Standard">ZepXeyGRW8ZJ3uC7JjCVlG6yuLRodckDsd3F0Hy5gLvh2jvmMkhKdNCPVDNlY5qeVdp2MSwH</text:p>
      <text:p text:style-name="Standard"><text:soft-page-break/>VvtMlwAecSlfJKbg0FS6GcG7kCxfFwR3LwAuFGoKxsugAunpbAZ43HQO2YwQ2LK8gpw8kpNU</text:p>
      <text:p text:style-name="Standard">kbl0dL2ng+uAr4GEvaXlMcv1mMNPSav0qHU+P2nUy2rUUWV7hKULrX8ESnUWz9v2kCBHNIIn</text:p>
      <text:p text:style-name="Standard">SG2KczxxC8Xe2AA0KIljRz7I2fHXReJTiyPuYmDhAtlMxhN3lXvMtTaR9UuNE68T6GcJNUxp</text:p>
      <text:p text:style-name="Standard">NY8Y1AnIvp8f7zx9piTFx1m+VP0jhq4vE1r9wU3sivppnU4wx2ogynI9e3mU4u2fEOhAp3w+</text:p>
      <text:p text:style-name="Standard">0Z1fVGLCDxmdf8e78p3qIcYvUwA/xABq/hwCFHZHkSbZZssgAUFHT5b1f15f96czHw6K18//</text:p>
      <text:p text:style-name="Standard">AP/aAAwDAQACAAMAAAAQAAAAAAAAAAkAAAAAAAAAAAAAAAAAAkgAAAAAAAAAAAAAAAAAEUAA</text:p>
      <text:p text:style-name="Standard">ADmgAAAAAggAAAg0JAAEJMQAAAAEgAAAAApoEAGsyRAAAAAEggAAkTecAC0K7IAAAAgC0AAg</text:p>
      <text:p text:style-name="Standard">/HYmkjgM8AAAAAwUUAiytUi0EFAAAAAEkSTOyQSTAkEH3gAAAAAkn9fs2Gm563qyAAAAAAAz</text:p>
      <text:p text:style-name="Standard">ZsrKP7qhIkIAAAAAAEk7sO2ivoEAV6AAAAAAEAzduy4IICEWEAAAAAAAAnNiQ6eRQg4nAAAA</text:p>
      <text:p text:style-name="Standard">AAAEEmWWgKw4kbzAAAAAAAAA8Mi0Wx8C9CAAAAAAAAAEHqMIBA/WWAAAAAAAAAA1dIDihZg6</text:p>
      <text:p text:style-name="Standard">AAAAAAAAAOTSAjvAAcgAAAAAAAAA18FQYQKpP4AAAAAAAAAwBZuwPm1jYAAAAAAAAAkcid6H</text:p>
      <text:p text:style-name="Standard">5ekAAAAAAAAAAS5EEmXhx8AAAAAAAAAAFBX4xWvMgAAAAAAAAAAGkQDb3fGoAAAwsAAgAAAr</text:p>
      <text:p text:style-name="Standard">V3lSq6AAAAAAAD0gAAiU2YgAAAAAAAAAkAAAAAEAAAAAAAAAAAAcAAAAAAAAAAAAAAA//8QA</text:p>
      <text:p text:style-name="Standard">KxEBAAIBAgUDBAIDAQAAAAAAAQARITFBEEBRYXEggZGhscHRMPBg4fFQ/9oACAEDAQE/EP8A</text:p>
      <text:p text:style-name="Standard">KwuYRHSKObH103hVrjtA9LhaE2H1/cU7cu8L9d+Zdx+oGzX4luBmYgoOrKN5+ntFc2emhhW0</text:p>
      <text:p text:style-name="Standard">Ks6Q2yPzDWGt+Tp/bn3ZqnmXJXYpx40uzcvpTmIRNLdQ60qp7IdZ2efqKl7uD0lIw3G7gwup</text:p>
      <text:p text:style-name="Standard"/>
      <text:p text:style-name="Standard">Borislav Sorokin, [22.07.21 17:36]</text:p>
      <text:p text:style-name="Standard">rUejuf6bJWt+Ex8mz2nffL/4auvLVKlcKj6MsHUQfeYMLw+W/t8zIUHQKPRfMBKjBUqVKlMU</text:p>
      <text:p text:style-name="Standard">1uXica5K/WMGDiJLZbLS2XLelcclfrvheJX8IXNtC+RH55O4EPTXCuNekygXmALV3gA+LXu+</text:p>
      <text:p text:style-name="Standard">OTJUqV6ajx7S/RXlhiiKg5MnwfSv+cmH8AzKDi+gQpLGPtan6nJhL9RKUiVveEuX6AirhcG0</text:p>
      <text:p text:style-name="Standard">fc3+KPk5Uly5fC5qNAfd2mwSwoNrVdi0va4w4HXSnmzULaRUqVDiS0ukvO9egtbDFrLba1Sr</text:p>
      <text:p text:style-name="Standard">S0AABoNVU5UgcHhp7u2w1TsCuxKC031WrmrauhgAAlWttRWPAH6ytX5Sh3bbo3e5G63oOvyY</text:p>
      <text:p text:style-name="Standard">fNRXgdxT6Ramu6PxLFRDYdVX3/GYKG2uC+hbsuuRrRHMBExAUFmtdd02rqrmOrcrygQ4BxHi</text:p>
      <text:p text:style-name="Standard">5sGd70p7VJsECiy0H5XYqFJAUWbya1gxHFFkEDexZ9mNu0cgdlK8NX82xNcKypagCs0oWZq5</text:p>
      <text:p text:style-name="Standard">W1W+K4cpkAbC4vKphFbl4ZgwQ8BXK3KYAcGaQS1BrRe/6qHbYvk131UzoAaBFpoRvsF69b6d</text:p>
      <text:p text:style-name="Standard">ahcrpvPUX3awY6aRgahR0vUp70eXsygoPQ4Dq7jWBA2LkE20F1odr1lR3a+s3XKpNMgNdgie</text:p>
      <text:p text:style-name="Standard">oxSWqpsqlW6R2BvUldZoyCGTJQHGmldMSgtKHyv0nw8qEuEuEdHc+8B5ARfAixwbso0oCZ3K</text:p>
      <text:p text:style-name="Standard">fEC9DN9P9zMvQmzYUq3rY6SzQtUM6i1oVpu7wwdugq2j9r8xCTBSGMGi7ZuXC3E+8/rRnLOj</text:p>
      <text:p text:style-name="Standard">t/H4ZcWy4YO9VfXlb41KlSwAa7t/apSekVwCADrNMiABcfY4pihimgXYU0LEQXovsOuE14GV</text:p>
      <text:p text:style-name="Standard">2u1ZYj0QOwAxK/6KZC0feJzTvO7WDusY6iX5zLR0a+Mfe+XYFeks7IzECyhNIFCiBY61E1gw</text:p>
      <text:p text:style-name="Standard">dAUGelbxsFvvInxb31BKbsABBFsHROooOoZqMvAB1cjBGsKGSWkZUEbtIaBq0BYjKIjbJXk6</text:p>
      <text:p text:style-name="Standard">162usHZYstCdE2RpO/SF7OS+dPl/fLkZUriwSRNjlG1miL6YxrLMWmGd8Zr2u4iYGlgCZHUp</text:p>
      <text:p text:style-name="Standard"><text:soft-page-break/>MIzK4FbbLq3YvQHYAjeyggCCRGysqbsra5VQYDsFfM8mP78MedCYOlTFNXGAYFXQIKhdrfXR</text:p>
      <text:p text:style-name="Standard">8Gh86vL3CMGXHgQc4G8ae5o/eCBte55X4YAt6Y/BT/sFIBqK17/bp4lBPXp5PrGaIpu3n3hi</text:p>
      <text:p text:style-name="Standard">tpz1veMdR/gKlEf5jhcI+rSt4WAqzvcdXOy5Kr15AOC/wMYcyRi/8E//xAApEQEAAgECBQMF</text:p>
      <text:p text:style-name="Standard">AQEBAAAAAAABABEhMUEQUWFxgSBAkTChsdHwwWDx/9oACAECAQE/EP8Aoq+imiPunV/Hua4E</text:p>
      <text:p text:style-name="Standard">T1onN5QzSZia0V5mo8WsB4nj9f7BfbjKvguPpxzylDi6/v7nFRYee8W7R5mez2ZgVl8+fmA9</text:p>
      <text:p text:style-name="Standard">vUGXMRJfoSZiRxrLM5S0BYqtx5kDW76DAVuOtn9iB0I86/3SU+rf0L9dcWKiqlU5lIgOA+/R</text:p>
      <text:p text:style-name="Standard">6R8ancnRPp3xuX6WVK4vG5cr0YMH1r4EThUuXKS4MXgPRdDBsFftCFj7vht5+JirVzW+DNpW</text:p>
      <text:p text:style-name="Standard">fYVKjwuXGVFZdQY3DgVlYJ0lIPBlwy+vUSJE9LEuMPBqUjFZWV9FwZ9jUqPG4vAlIZS6h63g</text:p>
      <text:p text:style-name="Standard">Z7mjsn+D2YejMXgRZtMBKREH0M5EuP8AZF/h49lfpuMZVS4MJcdZRxZbLVw6HVL7gf7/AH2a</text:p>
      <text:p text:style-name="Standard">8SVxYuI7Yy0o9CheVEPmPxvsxJUr0VEipTKqMIOKzVDfCgc/wr+ent6lcVH1LBCQdLyvWjL1</text:p>
      <text:p text:style-name="Standard">ao6SgrtptfzUviMZMsFELXvSMrscua0G7MEsWDQNBpeqqynYAPZkfTU0Iy+/I8tEsXK4Ng5B</text:p>
      <text:p text:style-name="Standard">t/Z1ZRtLcw8in2i9fSIR+MG9iyW/7n/j+4NonniEZ3ZIGrhjd8tfgNO7R1jUB7LRHWj4Csst</text:p>
      <text:p text:style-name="Standard">mFH1HJla6/gwBoBiBXsyXLl+kbfXhxkHXcndyjpoK1Xig3WMV6GozTpeWBZVn2MxBLM2H82X</text:p>
      <text:p text:style-name="Standard">1ndPxPhdfFdpeD1sAXdbA62VaXUG1GRVDUoNFaygWsAQAUcLit1fn2lcSx4C0KkHRrtMeu3+</text:p>
      <text:p text:style-name="Standard">yx6bmGqKAMMaFfHeXzbK7rSVyLWvczCATXWuaCXsXl2lAlOkz0LdKt51L7bk1lO3ByTDwgdg</text:p>
      <text:p text:style-name="Standard">lNLTa0a8qY1eQv2ljEfSi0MolX5lylC0BVplUduviZxwliaFBvEMC7BpBslttD/lp4Ce0IwF</text:p>
      <text:p text:style-name="Standard">yq4XOiI+Rj0mqV5qUiSnD7fkp0zAs11V0wdY3O1seoJYLYO513gWAzCtKL1buwxgrN7TMSAB</text:p>
      <text:p text:style-name="Standard">bdW3TliqreNR62xctt2DlKrOpKXNz4px8ZmM/ikBLUB2FvFj4YpA1qdc7rqrrXer05e2KEWM</text:p>
      <text:p text:style-name="Standard">SFXFWu7A/N/iUNgAWKhoLClXeN83EdJ1VLcGhWKWhzTqgVBbeB0RGe6Gd6cwdBV4WUzp98i6</text:p>
      <text:p text:style-name="Standard">MB6B+9vmEg3hvsG70wXzaNYhM50tnf8AQnttUIr4rGalRmKQol6OtP5i7TGumUzXLSC8GoMA</text:p>
      <text:p text:style-name="Standard">aDtTrtpWrQAVg58+ZfHVirJWNCHSy91gWpxcNCVzsvB2YxV7a81Cgp1FaI0DkAl5bcm2F5M1</text:p>
      <text:p text:style-name="Standard">0bDjTBKYdjsfo9vcCPB0m3DfCdVOLeiUi/nnpD3lEAj0zVPeiZ8aoosR53+agsNCsOYIGF8a</text:p>
      <text:p text:style-name="Standard">5h+yxOTYU7Vi9LvfMQK3qm5eROkxuUuUefziHrHFHM3L562+bWJGC9Dkft3+NvbkdIESVcCA</text:p>
      <text:p text:style-name="Standard">SosIErr8xqoHd/ifqL1Ay03fkvz0hbLb5PB/XvHVdhk43bfn/IEECUAV1oPnn0mH7/g+0MUa</text:p>
      <text:p text:style-name="Standard">H0GX7ARIlHCvAjFmjj4joiukErBAaFHsLjA+hcUW+BFxL9qwP+F//8QAKhABAQACAgIBAwQC</text:p>
      <text:p text:style-name="Standard">AwEBAAAAAREAITFBUWGBcZGhMECx0SDBEFDh8PH/2gAIAQEAAT8Q/aN/fBJ5/wCl0+KXxkxd</text:p>
      <text:p text:style-name="Standard">ev8AoxuBr/ipgZRnrIBYf0GeAlcFyxKI94hLy0wVgwDERNYjhpkwDtoFNOoLjmUtpoxJrlAF</text:p>
      <text:p text:style-name="Standard">Ef1FAfuhjyY5XBdYIBVHhOP0NAc5Fq4d5fTKKB84jIDN2Vk5wlU6dH/FQFWBy4IUbqRTLALM</text:p>
      <text:p text:style-name="Standard">qDDytX1AP6EM2212prECWkYApCrwIzv7BdgMpM1KbY9CzdA2clmQQ5BLjDb5/HidhD/SOvYx</text:p>
      <text:p text:style-name="Standard">eLiVwtJ9iYbdCL2PZm2DPJu9+t7wRBGjw/5vIZgaQOXvB4YLHTJBOObk1W35wmDjhyI2vyf4</text:p>
      <text:p text:style-name="Standard">aYlheT1ILo8bdYeIods+IyzOQGstABo50ASQiKHgt1kxvwkQUKAfRuGBgD0ZcTIn4GTEs7Ui</text:p>
      <text:p text:style-name="Standard">BIZVF+hCKk4aSPLz+kZPBJ7XK5u56J5MJOOb0PNJ+T7ewDwBBqSs473xhUgWlpxHs/jBEEaP</text:p>
      <text:p text:style-name="Standard">Cf5OIduaBeMoDcE3nvDc775zyjww2BHBRvj8rgsZ5ef+Qy6kPjbEoUvxWQoGuL3gxKBINlrf</text:p>
      <text:p text:style-name="Standard">NSwDW4vDi0TLU4bpICRM8MPP+CuFUuR0SoMdiXgmrNjMqshMiR84k3tqhvAJhtU16wfUSiVh</text:p>
      <text:p text:style-name="Standard">R/R1TmcZ9LkM/wCSZspeekyNJ4zwRvv3gEuymL3JsuU0ruWv/nWERfAH2f4qBvjKdds7S+8u</text:p>
      <text:p text:style-name="Standard">SjB7k9YbCN5CJw9YbsazitB3vWDSj4py7hee8EQTh4yhO0Wr4BHwkQONVzYE2TwtGm6wl3Mr</text:p>
      <text:p text:style-name="Standard"><text:soft-page-break/>R1XWCwzmxZDnG0aJMcOowIklPdll24qGLjhpqH3VgAcAGJO6HGUrDHdQ1WP6I519xGmJGm3G</text:p>
      <text:p text:style-name="Standard">7+cOV2cGBdPteH54zkIb1w5Rr+xL+W/nJRrd3z55+5l5rRynzM4oaFL9v+fIBi2nZzj1Vz2Z</text:p>
      <text:p text:style-name="Standard">TiXr4yB5HBEz0/GaHWbExI7MIJdH84Japnt5n0/+c4gNOQ9TIaNQ/vHFA3RWIuBmSS4b3gWL</text:p>
      <text:p text:style-name="Standard">4BB0yALSVh+nLeG/rMYUkOeGPAQcszaEXsT+MIqX5U/jWHFBdD+ZxOi+1R+w/wB4YjG2j+Vi</text:p>
      <text:p text:style-name="Standard">ZyqgvPoGeS/iVh3TNRFpQCvxHKLYzZ9rAFSiNEj85x6Xswq3/cGK1LxQj8mKCqeSJ+MAyP8A</text:p>
      <text:p text:style-name="Standard"/>
      <text:p text:style-name="Standard">Borislav Sorokin, [22.07.21 17:36]</text:p>
      <text:p text:style-name="Standard">woCqDavGMaZ+TEigc+cD7KjuHMA3/wDOWeIaR+ID0EzV3ig5NbXwZYnVNo1s3uGt5Rgx1ckS</text:p>
      <text:p text:style-name="Standard">8gIP1exweNVPNqM2l+gMN4H5NgA0sLsFd8v6lbppgL9GRT85R0vnv7402PwJ/nAWN9If1gjQ</text:p>
      <text:p text:style-name="Standard">vY/1MMfJ1/QxumBux/LEjd5YJnnnHeVOg/x/WcZqdcbLb002Pkmc8FvX/vHfFx08XBKF6vD2</text:p>
      <text:p text:style-name="Standard">OFCyx0cBq152HLvJiacLo74wY8ke2/TiO7kbj4OXOQkG1BeYq8zKwdOTTxbsO3jKuFSKIXg4</text:p>
      <text:p text:style-name="Standard">dsKlCG3O9VPeEvq7YSm3bjWjxfOeTYw6EpwL1+qSBX8/sxhVX2cOK8Mv2zxv7f8AuNdz5Jnk</text:p>
      <text:p text:style-name="Standard">E8QyKqPK94wSnlX8Bw7F4sH/AHlgCdlT8TCQ08wRw+8GiJt+HePsoIR+l24WHRVN2HrLiAtD</text:p>
      <text:p text:style-name="Standard">nFbVEZevby7xg4RFM3t19MUtfRrXt5yoQewpzdYxITeJVPo9YjcgdD5lO/WNR8Cppcvj+scu</text:p>
      <text:p text:style-name="Standard">UrrQH0hExbiha0olV4uTy1lbaRX549GLyBAYI1PMf1hYOlHYwcq4HJPvP9ZBt+65c73RrE+R</text:p>
      <text:p text:style-name="Standard">vnd+9yqoPhqvjbJza3HrzsfvgcmKuJ9t4jqnh2cflxCLHtQegOchVItPENABozkz5eX8Ymja</text:p>
      <text:p text:style-name="Standard">bFp13hoSJxrVfrjwil96TQ+vRjmw0gAF2rvECExVE6824i2BxcF5293sxGcbytZAR8ZO4qtW</text:p>
      <text:p text:style-name="Standard">lGauQl+DoJCDx85JMHSXZ+Tm+LcMQZRg3PGKcWEDA3JN9X9ZHM68n0wOSQHqlx5d/DKWJHzi</text:p>
      <text:p text:style-name="Standard">3ce9H94scOx4X1d57a7kq++c2cpxuR6MeAdMUfRjkvIbq+Fzf0xkd244ffv1MY6Fa4aZP5Hq</text:p>
      <text:p text:style-name="Standard">dZSBeBwQefGV4At+K7hlBtflY3Et1DoQUrrCCJy+imisy4UnKbHnT17ws1EJWC0UnziPOENo</text:p>
      <text:p text:style-name="Standard">vtOcgyjdOgND7bxXFOPBdCvzz7zb2btVBtN7az65wYf6KIaDsp13+uiqPvdapgNohzbjqovc</text:p>
      <text:p text:style-name="Standard">/wDMfjb05btntbftlnV5az6dGKJpzcH0O3FpSdxD3iXr7XaLzz3lBwuG6vJfOO0OM0rzkyVL</text:p>
      <text:p text:style-name="Standard">S1tzj6Fiz3ePjBQmlpqaK5xeWXofnFSKHuVcT7Ztvds44rDtwEN5OMnC9GusaxAtybUOgmnu</text:p>
      <text:p text:style-name="Standard">a1iiyUl2mtZLXloWDu/VySiohO0p2XoMRugICqZTmBbaWQUhRKSHaSB4RuJ2/sGkgNL6bih5</text:p>
      <text:p text:style-name="Standard">3XU9OWQI9MoAeGBp5AcY/XHt6DEDRV9Nf5xhAdDTv6rhR3Ot2Or37xDXPp9XPz1mrOLRtugD</text:p>
      <text:p text:style-name="Standard">tVAw2BrwTQ16xNqsHdiL/K4porNeIcDMKSXcoa+7gvAYABTT785p7mQw4IHn3lRBCOBzQ0Aa</text:p>
      <text:p text:style-name="Standard">mBCNNzZ2NcXOcAreg1Z+MrnBuWAxLwQuDUTVfT1gDDoVjDQp4GAVemse37GDyXC+laa09yxx</text:p>
      <text:p text:style-name="Standard">TaAoIx45zo/QylhPnFXpeX+8Vixb4Tt/rNu9Ho9D2pjuAUGdAvjVmQOHH4Tr87wfRa7IQGMF</text:p>
      <text:p text:style-name="Standard">+7RI7p5bmiIR9Q51h3FluUNAfXvLaKA4jxA87jkYyAdZpr584LYMp4Bo10dGSo0xdaHQmC6w</text:p>
      <text:p text:style-name="Standard">vv4ZGmapFq4jRzmOUwEEHBlGNkRhJaLTJO6fs1MgpI053cebTXhY5/1jEqda7y6Dbpc4dX95</text:p>
      <text:p text:style-name="Standard">zqh+5cN7qY/Gr984TB1DHE2WraApA5NqChU06IXsTzKxrOEMUIUM9CBrN1emUyocx8GaPzlF</text:p>
      <text:p text:style-name="Standard">R3Tq0eC84/tHOzL+XCo1QvXc+vnOg7ydE9ODGziKWcrDsFEArocCRpZsgNwyrgebg+XmFujB</text:p>
      <text:p text:style-name="Standard">ygqWIYgwDKG1NuNhgAh+yjU126UsyRSrX35ZLvo0zn64ATRej7smCheeoc4qBq3EC6BPXWVy</text:p>
      <text:p text:style-name="Standard">fGKNSj/eE394BrIP50CujBBcdOEMCWwqroCh0uj3oBGI/biVt0VNLasCT0DVaR+5GOgfML5c</text:p>
      <text:p text:style-name="Standard">YBQRI1vJVa1GZuQwNj8t+phD/cT4LUDZtZ+MuyKy6kgiLQ6GDihvuA8FoANIRGYCQVX/AHus</text:p>
      <text:p text:style-name="Standard">aLpAGkZyQOAcAgEP2dIAkOSQ+NPzidbiE4JxvEV+sXWXSXyP4wybxV0T3iUrdOcSV2+fD0Yw</text:p>
      <text:p text:style-name="Standard">vNb9OX8ZNJ1QN1TzQgjuZFyQiDlcL0CtAq4o2kSWU8QAhxilLiyOlCicc4uCXPBEKgXY87wp</text:p>
      <text:p text:style-name="Standard">wKmsYG++AGCrJfuMa9LxMYWnM3suwadEXAfgtE0AAABAOMuRQPPDYfNwSCLtIioNR2IlX7OS</text:p>
      <text:p text:style-name="Standard">X3Yafvm4QuvfHrK4D21DL8nyZDFYS0emRz63rRlDjjezW5DBn2gXoitiG8tADZRhgILwUW2q</text:p>
      <text:p text:style-name="Standard"><text:soft-page-break/>2GGujMHArQuQMVcJmm5DqvekOKWSY4TVn/c462exwySOAekte8DjTkiVGr3o0gQQNCMaIa8t</text:p>
      <text:p text:style-name="Standard">XV5v2YvNmtRDYiAAXcznpUlqziQK4BWiaSHSkSFZC2c7uaYCdkn0fVX6P2bvWI4OLfaCcjg1</text:p>
      <text:p text:style-name="Standard">oQblzXlfAzLxI2FBMWEDlg6wC+Vb4xRWeREjDtxsL4GR9vUQ3EDGZnVEJtQV4cdo56RTHgAc</text:p>
      <text:p text:style-name="Standard">c4EdRQ6WgYU0QNa6vdSNmoCVKkqF4cQRGKwiAu4N2JA00SPEEyGgAQ3htyjyq3F0kmyB9MXw</text:p>
      <text:p text:style-name="Standard">uvNd/DXbeGuIrt6lCpG9AdZLVxgS3SBmwPfePnbRJrczGCyV6/aOy50jHyXFg2ap1cHApb9l</text:p>
      <text:p text:style-name="Standard">wGJIEO3LSSn+jATYm+wX/WR7Q6IJveAqDx4+k1M1yckhzXwNhArxYi3qQLEKtXjgDAyiudrj</text:p>
      <text:p text:style-name="Standard">INNNL+uil0TNdXAJBdvOBBSNQQ96QEvvJBHCKhVKqq8w7wFWy2qdQL4BoCPN69j/AI7VPWOv</text:p>
      <text:p text:style-name="Standard">t8cU8eXbH6ZKr4pnaS2cM3+1cH5JVThPA3ExcAfVX74FE+wa4xe0U+ucCgKX0YWBj4dw/wDc</text:p>
      <text:p text:style-name="Standard">O7mz+x33Jjhty0UIN/WYC11Vcu1QEN7RYXL26sgUz7XCdm7xcXR7XgqpkOUEGVWKKBa9iX62</text:p>
      <text:p text:style-name="Standard">KGNlYHNXhYB8OOLaFY7ADSLBHjfUhIk2tg9TLLCk3CAThwf+3wRK2Xk6ryDA+EA+ACB+2PBp</text:p>
      <text:p text:style-name="Standard">qL2Wc5UNfZHf9YegiUP4MfWWXxV0ywNM8w0v2xjASJ2k/i5vd6pNjHG/sl3kuIDp14Ipi6Pl</text:p>
      <text:p text:style-name="Standard">gSNke4O7g5UEAJmKPKAJ0O5mWi2SK0aOuaRyz8ipA7BsK21rc4OQD3Cc5ByCaKwdlQM0wLMb</text:p>
      <text:p text:style-name="Standard">MToBBNrISfTgI2IJaXpX7dIAnS8iXPhYh1wZHgDRJrRxlnrTb7h/vL/p73quvwZ/7GhH+8O5</text:p>
      <text:p text:style-name="Standard">IBN8V/OAGxOjk3XFVSKnaTKokUvTk9tEAbReoiPfK8483jDYViANqaLx0tGiH6RsFBK7a1uJ</text:p>
      <text:p text:style-name="Standard">+uO6kkAXKDvxkywKQULhiQDYvWGsHTpOO2HBImw64MihZKZNvL+hZoh39G0lAow5Dkyay0Vo</text:p>
      <text:p text:style-name="Standard">uujHcG0+h3I+fxnNJHoI/NX/ABW8LGB3y4V+xA+aNJ7DHXRZAXwLv3MZPa37IT8/4ibSABB+</text:p>
      <text:p text:style-name="Standard">mOwKR98CpJRnoMuVNdEhtzgaPwEw6MEL0mdBbqLyqh1TeTA4jxzk9dmBgeOiTCJPZiVTmiCS</text:p>
      <text:p text:style-name="Standard">C1++HbcbryNpa949VVsrRbEcIayNGAoUTdH13gu7SrW1hKva7f13khDhW0OAve3rl1iu2htl</text:p>
      <text:p text:style-name="Standard">9bevjeJ6w7VY3OLv5cT5AmpY4hA2nBgAAQOD/KZbwZevNyKe9BcNqlC4cdPDxlk7c4OS+HD7</text:p>
      <text:p text:style-name="Standard">YOGAqaBzbhbhAHi5TzGMLtXIPQlwMylSgdPImCDWr2na+f2lt0AQgDnl4vl34A6me6cONrox</text:p>
      <text:p text:style-name="Standard">ZENqGh/TDjpqUfvnD5V2z6uFqDciU/OChBwCH7bZ22695t67X2Xdz1+OPT4/f//Z</text:p>
      <text:p text:style-name="Standard">--------------060101020003070206090208--</text:p>
      <text:p text:style-name="Standard"/>
      <text:p text:style-name="Standard">--------------060101030301030100080200--</text:p>
      <text:p text:style-name="Standard"/>
      <text:p text:style-name="Standard">_________</text:p>
      <text:p text:style-name="Standard"/>
      <text:p text:style-name="Standard">File "/home/sii1/_projects/DEVELOPMENT_mail-server/app.py", line 87, in post</text:p>
      <text:p text:style-name="Standard"><text:s text:c="4"/>get_data(mail_service, login, password, keys_list)</text:p>
      <text:p text:style-name="Standard"><text:s text:c="2"/>File "/home/sii1/_projects/DEVELOPMENT_mail-server/app_yandex.py", line 47, in get_data</text:p>
      <text:p text:style-name="Standard"><text:s text:c="4"/>data_dict : dict = raw_data_convert(raw_data_of_mail, keys_list) <text:s/># Dict of all main data</text:p>
      <text:p text:style-name="Standard"><text:s text:c="2"/>File "/home/sii1/_projects/DEVELOPMENT_mail-server/app_yandex.py", line 87, in raw_data_convert</text:p>
      <text:p text:style-name="Standard"><text:s text:c="4"/>date_str : str = str(tt[0]) + ' ' + str(tt[1]) + ' ' + str(tt[2]) <text:s text:c="6"/># Format date for PostgreSQL</text:p>
      <text:p text:style-name="Standard">TypeError: 'NoneType' object is not subscriptable</text:p>
      <text:p text:style-name="Standard"/>
      <text:p text:style-name="Standard">____________________________</text:p>
      <text:p text:style-name="Standard">sender: <text:s/>=?UTF-8?B?0K/QvdC00LXQutGB?= &lt;hello@yandex.ru&gt;</text:p>
      <text:p text:style-name="Standard">name: <text:s/>=?UTF-8?B?0K/QvdC00LXQutGB?= </text:p>
      <text:p text:style-name="Standard">date_str: <text:s/>2010 1 22</text:p>
      <text:p text:style-name="Standard"><text:soft-page-break/>9</text:p>
      <text:p text:style-name="Standard">Recipient email: <text:s/>not@found.net</text:p>
      <text:p text:style-name="Standard">recipient_email</text:p>
      <text:p text:style-name="Standard">{'Sender': '=?UTF-8?B?0K/QvdC00LXQutGB?= ', 'Email': 'hello@yandex.ru', 'Date': '2010 1 22', 'Recipient': 'not@found.net', 'Subscription': 0}</text:p>
      <text:p text:style-name="Standard">sender: <text:s/>Yandex &lt;hello@yandex.ru&gt; </text:p>
      <text:p text:style-name="Standard">name: <text:s/>Yandex </text:p>
      <text:p text:style-name="Standard">date_str: <text:s/>2010 4 6</text:p>
      <text:p text:style-name="Standard">8</text:p>
      <text:p text:style-name="Standard">Recipient email: <text:s/>not@found.net</text:p>
      <text:p text:style-name="Standard">recipient_email</text:p>
      <text:p text:style-name="Standard">{'Sender': 'Yandex ', 'Email': 'hello@yandex.ru', 'Date': '2010 4 6', 'Recipient': 'not@found.net', 'Subscription': 0}</text:p>
      <text:p text:style-name="Standard">sender: <text:s/>=?UTF-8?B?0K/QvdC00LXQutGB?= &lt;hello@yandex.ru&gt;</text:p>
      <text:p text:style-name="Standard">name: <text:s/>=?UTF-8?B?0K/QvdC00LXQutGB?= </text:p>
      <text:p text:style-name="Standard">date_str: <text:s/>2012 12 12</text:p>
      <text:p text:style-name="Standard">10</text:p>
      <text:p text:style-name="Standard"/>
      <text:p text:style-name="Standard">_____________</text:p>
      <text:p text:style-name="P1">MY</text:p>
      <text:p text:style-name="P1">sender: <text:s/>support@deleteme.ru</text:p>
      <text:p text:style-name="P1">name: <text:s/>support@deleteme.r</text:p>
      <text:p text:style-name="P1">date_str: <text:s/>2021 7 22</text:p>
      <text:p text:style-name="P1">9</text:p>
      <text:p text:style-name="P1">Recipient email: <text:s/>oleg.k@dot-tech.ru, olegkupavtsev@gmail.com</text:p>
      <text:p text:style-name="P1">recipient_email</text:p>
      <text:p text:style-name="P1">{'Sender': 'support@deleteme.r', 'Email': 'UnableTo@Read.Email', 'Date': '2021 7 22', 'Recipient': 'oleg.k@dot-tech.ru, olegkupavtsev@gmail.com', 'Subscription': 0}</text:p>
      <text:p text:style-name="P1">sender: <text:s/>support@deleteme.ru</text:p>
      <text:p text:style-name="P1">name: <text:s/>support@deleteme.r</text:p>
      <text:p text:style-name="P1">date_str: <text:s/>2021 7 22</text:p>
      <text:p text:style-name="P1">9</text:p>
      <text:p text:style-name="P1">Recipient email: <text:s/>oleg.k@dot-tech.ru, olegkupavtsev@gmail.com</text:p>
      <text:p text:style-name="P1">recipient_email</text:p>
      <text:p text:style-name="P1">{'Sender': 'support@deleteme.r', 'Email': 'UnableTo@Read.Email', 'Date': '2021 7 22', 'Recipient': 'oleg.k@dot-tech.ru, olegkupavtsev@gmail.com', 'Subscription': 0}</text:p>
      <text:p text:style-name="P1">ok 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ceback (most recent call last):</text:p>
      <text:p text:style-name="Standard"><text:s text:c="2"/>File "/usr/local/lib/python3.9/site-packages/flask/app.py", line 2088, in call</text:p>
      <text:p text:style-name="Standard"><text:s text:c="4"/>return self.wsgi_app(environ, start_response)</text:p>
      <text:p text:style-name="Standard"><text:s text:c="2"/>File "/usr/local/lib/python3.9/site-packages/flask/app.py", line 2073, in wsgi_app</text:p>
      <text:p text:style-name="Standard"><text:s text:c="4"/>response = self.handle_exception(e)</text:p>
      <text:p text:style-name="Standard"><text:s text:c="2"/>File "/usr/local/lib/python3.9/site-packages/flask/app.py", line 2070, in wsgi_app</text:p>
      <text:p text:style-name="Standard"><text:s text:c="4"/>response = self.full_dispatch_request()</text:p>
      <text:p text:style-name="Standard"><text:s text:c="2"/>File "/usr/local/lib/python3.9/site-packages/flask/app.py", line 1515, in full_dispatch_request</text:p>
      <text:p text:style-name="Standard"><text:s text:c="4"/>rv = self.handle_user_exception(e)</text:p>
      <text:p text:style-name="Standard"><text:soft-page-break/><text:s text:c="2"/>File "/usr/local/lib/python3.9/site-packages/flask/app.py", line 1513, in full_dispatch_request</text:p>
      <text:p text:style-name="Standard"><text:s text:c="4"/>rv = self.dispatch_request()</text:p>
      <text:p text:style-name="Standard"><text:s text:c="2"/>File "/usr/local/lib/python3.9/site-packages/flask/app.py", line 1499, in dispatch_request</text:p>
      <text:p text:style-name="Standard"><text:s text:c="4"/>return self.ensure_sync(self.view_functions[rule.endpoint])(**req.view_args)</text:p>
      <text:p text:style-name="Standard"><text:s text:c="2"/>File "/src/app.py", line 100, in post</text:p>
      <text:p text:style-name="Standard"><text:s text:c="4"/>get_data(mail_service, login, password, keys_list)</text:p>
      <text:p text:style-name="Standard"><text:s text:c="2"/>File "/src/app_yandex.py", line 47, in get_data</text:p>
      <text:p text:style-name="Standard"><text:s text:c="4"/>data_dict : dict = raw_data_convert(raw_data_of_mail, keys_list) <text:s/># Dict of all main data</text:p>
      <text:p text:style-name="Standard"><text:s text:c="2"/>File "/src/app_yandex.py", line 87, in raw_data_convert</text:p>
      <text:p text:style-name="Standard"><text:s text:c="4"/>date_str : str = str(tt[0]) + ' ' + str(tt[1]) + ' ' + str(tt[2]) <text:s text:c="6"/># Format date for PostgreSQL</text:p>
      <text:p text:style-name="Standard">TypeError: 'NoneType' object is not subscriptable</text:p>
      <text:p text:style-name="Standard"/>
      <text:p text:style-name="Standard"/>
      <text:p text:style-name="Standard"/>
      <text:p text:style-name="Standard">Traceback (most recent call last):</text:p>
      <text:p text:style-name="Standard"><text:s text:c="2"/>File "/usr/local/lib/python3.9/site-packages/flask/app.py", line 2088, in call</text:p>
      <text:p text:style-name="Standard"><text:s text:c="4"/>return self.wsgi_app(environ, start_response)</text:p>
      <text:p text:style-name="Standard"><text:s text:c="2"/>File "/usr/local/lib/python3.9/site-packages/flask/app.py", line 2073, in wsgi_app</text:p>
      <text:p text:style-name="Standard"><text:s text:c="4"/>response = self.handle_exception(e)</text:p>
      <text:p text:style-name="Standard"><text:s text:c="2"/>File "/usr/local/lib/python3.9/site-packages/flask/app.py", line 2070, in wsgi_app</text:p>
      <text:p text:style-name="Standard"><text:s text:c="4"/>response = self.full_dispatch_request()</text:p>
      <text:p text:style-name="Standard"><text:s text:c="2"/>File "/usr/local/lib/python3.9/site-packages/flask/app.py", line 1515, in full_dispatch_request</text:p>
      <text:p text:style-name="Standard"><text:s text:c="4"/>rv = self.handle_user_exception(e)</text:p>
      <text:p text:style-name="Standard"><text:s text:c="2"/>File "/usr/local/lib/python3.9/site-packages/flask/app.py", line 1513, in full_dispatch_request</text:p>
      <text:p text:style-name="Standard"><text:s text:c="4"/>rv = self.dispatch_request()</text:p>
      <text:p text:style-name="Standard"><text:s text:c="2"/>File "/usr/local/lib/python3.9/site-packages/flask/app.py", line 1499, in dispatch_request</text:p>
      <text:p text:style-name="Standard"><text:s text:c="4"/>return self.ensure_sync(self.view_functions[rule.endpoint])(**req.view_args)</text:p>
      <text:p text:style-name="Standard"><text:s text:c="2"/>File "/src/app.py", line 100, in post</text:p>
      <text:p text:style-name="Standard"><text:s text:c="4"/>get_data(mail_service, login, password, keys_list)</text:p>
      <text:p text:style-name="Standard"><text:s text:c="2"/>File "/src/app_yandex.py", line 50, in get_data</text:p>
      <text:p text:style-name="Standard"><text:s text:c="4"/>add_to_base(data_dict) <text:s text:c="27"/># Send dict with data to Postgres</text:p>
      <text:p text:style-name="Standard"><text:s text:c="2"/>File "/src/connect_db.py", line 49, in add_to_base</text:p>
      <text:p text:style-name="Standard"><text:s text:c="4"/>cur.execute( # 'cur' object calls the 'execute' method</text:p>
      <text:p text:style-name="Standard">psycopg2.errors.NotNullViolation: null value in column "subscription" of relation "anti" violates not-null constraint</text:p>
      <text:p text:style-name="Standard">DETAIL: <text:s/>Failing row contains (2018-04-17, UnableTo@Read.Email, des@itsai.or, null, borislav@itsai.org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6:05:14.030955667</meta:creation-date>
    <dc:date>2021-07-22T19:34:00.348094137</dc:date>
    <meta:editing-duration>PT2H48M2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4" meta:paragraph-count="519" meta:word-count="1149" meta:character-count="32828" meta:non-whitespace-character-count="31274"/>
  </office:meta>
</office:document-meta>
</file>